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 </text:p>
            <text:p text:style-name="P10"/>
            <text:p text:style-name="P10"/>
            <text:p text:style-name="Contact_20_info"> – <text:span text:style-name="T15">admin@gmail.com – </text:span><text:span text:style-name="T16"/></text:p>
            <text:p text:style-name="Contact_20_info"/>
            <text:p text:style-name="P7"/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41da4ffc-09ee-4725-a136-ad59b85f1139">
              <text:p text:style-name="P8">
    <text:span text:style-name="T9"> – </text:span>
    <text:span text:style-name="T13"/>
    <text:span text:style-name="T9">:</text:span>
    <text:span text:style-name="T11"> </text:span>
    <text:span text:style-name="T14">September 2021</text:span>
    <text:span text:style-name="T5"> -</text:span>
    <text:span text:style-name="T4"> </text:span>
    <text:span text:style-name="T6">September 2021</text:span>
  </text:p>
              <text:p text:style-name="P3"/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be8d8bae-15cd-4c11-a05e-13fbc82d3738">
              <text:p text:style-name="P6"><text:span text:style-name="T17">: </text:span></text:p>
            </text:section>
            <text:section text:style-name="Sect2" text:name="31b0206a-bd11-49bf-8449-d66e4ef936a0">
              <text:p text:style-name="P6"><text:span text:style-name="T17">: </text:span>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 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